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0978" officeooo:paragraph-rsid="001d0978"/>
    </style:style>
    <style:style style:name="P2" style:family="paragraph" style:parent-style-name="Standard">
      <style:text-properties officeooo:rsid="001d0978" officeooo:paragraph-rsid="001fb3a0"/>
    </style:style>
    <style:style style:name="P3" style:family="paragraph" style:parent-style-name="Standard">
      <style:text-properties officeooo:rsid="001d0978" officeooo:paragraph-rsid="00207286"/>
    </style:style>
    <style:style style:name="P4" style:family="paragraph" style:parent-style-name="Standard">
      <style:text-properties officeooo:rsid="001d0978" officeooo:paragraph-rsid="0021f375"/>
    </style:style>
    <style:style style:name="P5" style:family="paragraph" style:parent-style-name="Standard">
      <style:text-properties officeooo:rsid="001d0978" officeooo:paragraph-rsid="0023d90f"/>
    </style:style>
    <style:style style:name="P6" style:family="paragraph" style:parent-style-name="Standard">
      <style:text-properties fo:font-weight="bold" officeooo:rsid="001d0978" officeooo:paragraph-rsid="00207286" style:font-weight-asian="bold" style:font-weight-complex="bold"/>
    </style:style>
    <style:style style:name="P7" style:family="paragraph" style:parent-style-name="Text_20_body">
      <style:text-properties officeooo:rsid="001d0978" officeooo:paragraph-rsid="001d0978"/>
    </style:style>
    <style:style style:name="P8" style:family="paragraph" style:parent-style-name="Text_20_body">
      <style:text-properties officeooo:rsid="001d0978" officeooo:paragraph-rsid="001fb3a0"/>
    </style:style>
    <style:style style:name="P9" style:family="paragraph" style:parent-style-name="Text_20_body">
      <style:paragraph-properties fo:text-align="center" style:justify-single-word="false"/>
      <style:text-properties officeooo:rsid="001d0978" officeooo:paragraph-rsid="001fb3a0"/>
    </style:style>
    <style:style style:name="P10" style:family="paragraph" style:parent-style-name="Text_20_body">
      <style:text-properties fo:font-weight="bold" officeooo:rsid="001d0978" officeooo:paragraph-rsid="0023d90f" style:font-weight-asian="bold" style:font-weight-complex="bold"/>
    </style:style>
    <style:style style:name="P11" style:family="paragraph" style:parent-style-name="Title">
      <style:text-properties officeooo:rsid="001d0978"/>
    </style:style>
    <style:style style:name="T1" style:family="text">
      <style:text-properties officeooo:rsid="001fb3a0"/>
    </style:style>
    <style:style style:name="T2" style:family="text">
      <style:text-properties officeooo:rsid="00207286"/>
    </style:style>
    <style:style style:name="T3" style:family="text">
      <style:text-properties officeooo:rsid="0021f375"/>
    </style:style>
    <style:style style:name="T4" style:family="text">
      <style:text-properties officeooo:rsid="0023d9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tting up the Khehek keyboard</text:p>
      <text:p text:style-name="P9"><text:span text:style-name="T1">by Bill Martin (13 July 2013)</text:span></text:p>
      <text:p text:style-name="P8"><text:span text:style-name="T1"/></text:p>
      <text:p text:style-name="P10"><text:span text:style-name="T4">Setup from Bill's ibus-kmfl folder:</text:span></text:p>
      <text:p text:style-name="P7">Copy the "ibus-kmfl" folder form Bill's flash drive (easy install) to your Downloads folder, or if that folder is not available, download a fresh copy of the "Automated KFML Setup Scripts" from:</text:p>
      <text:p text:style-name="P7">http://itconnect.info/group/linux-desktop/page/automated-kmfl-setup-scipts</text:p>
      <text:p text:style-name="P1"/>
      <text:p text:style-name="P5">The following assumes you have Bill's "ibus-kmfl" folder in your Downloads folder.<text:span text:style-name="T4"> (See the section below called "Setup a keyboard from scratch" if you are using </text:span>fresh copy of the "Automated KFML Setup Scripts"<text:span text:style-name="T4">).</text:span></text:p>
      <text:p text:style-name="P1"/>
      <text:p text:style-name="P1">1. Open the Downloads folder and open the ibus-kmfl folder.</text:p>
      <text:p text:style-name="P1">2. Make the scripts executable. To do that, highlight the two script files within the ibus-kmfl folder (1-ibus-kmfl-install.sh and 2-keyboard-setup.sh). Then, right click on them and select Properties. Select the Permissions tab at the top, and put a tick in the "Allow executing file as program" check box. This makes the scripts executable.</text:p>
      <text:p text:style-name="P1">3. Install ibus-kmfl. Make sure you have an Internet connection, or active access to the Ukarumpa ftp site. Double-click on the 1-ibut-kmfl-install-sh script and select "Run in Terminal". It should install the necessary files to set up the kfml keyboard program. You should see a keyboard icon in the panel next to the battery information.</text:p>
      <text:p text:style-name="P1">4. Now Double-click on the 2-keyboard-setup.sh script and select "Run in Terminal". It will ask for your password. Then it will ask for the name of the keyboard you want to setup. Type in the letters "KHK" (without quotes) and Enter. This will install the Khehek keyboard which provides the Khehek special ø Ø (slash o) characters.</text:p>
      <text:p text:style-name="P1">5. Log out (or restart) and log back in to Linux Mint.</text:p>
      <text:p text:style-name="P1">6. Right-click on the keyboard icon in the panel and select Preferences. Note that the short-cut for enabling or disabling the special keyboard is Ctrl+Space. When enabled there will be a bright yellow box icon with the letters “KHK” in the box in place of the keyboard icon. Ctrl+Space is a toggle to doing that short-cut a second time turns off the special keyboard.<text:span text:style-name="T2"> The above is all that is necessary.</text:span></text:p>
      <text:p text:style-name="P1"/>
      <text:p text:style-name="P6"><text:span text:style-name="T2">Setting up a keyboard from scratch:</text:span></text:p>
      <text:p text:style-name="P3"><text:span text:style-name="T2"/></text:p>
      <text:p text:style-name="P2"><text:span text:style-name="T1">If you don't have access to Bill's ibus-folder, you will need to download </text:span><text:span text:style-name="T2">Andy Iverson's ibuskmfl.zip file (4.3MB) and Extract the ibus-kmfl folder and contents (you can extract it to your Downloads folder). You will need to do a few small tweaks to get a keyboard set up for Khehek. Here are the tweaks:</text:span></text:p>
      <text:p text:style-name="P3"><text:span text:style-name="T2">1. Create a simple Keyman keyboard file by selecting and copying the lines below (between the dashed lines) and pasting them into a new file, and save it in the ibus-kmfl/resources/tables folder with the name KHK.kmn. Note that there are other keyboard files already in the folder</text:span><text:span text:style-name="T4"> - </text:span><text:span text:style-name="T2">mostly for African keyb</text:span><text:span text:style-name="T4">oa</text:span><text:span text:style-name="T2">rds. </text:span><text:span text:style-name="T4">I used one of them as a basic template for the Khehek KHK.kmn keyboard file copying and tweaking the header information and creating just a few lines at the bottom that assign key strokes to a given Unicode value. </text:span><text:span text:style-name="T2">Here is the </text:span><text:span text:style-name="T4">entire </text:span><text:span text:style-name="T2">contents</text:span><text:span text:style-name="T4"> of the KHK.kmn file (between the dashed lines)</text:span><text:span text:style-name="T2">:</text:span></text:p>
      <text:p text:style-name="P3"><text:span text:style-name="T2"/></text:p>
      <text:p text:style-name="P3"><text:span text:style-name="T2"/></text:p>
      <text:p text:style-name="P3"><text:soft-page-break/><text:span text:style-name="T2">-----------------------</text:span></text:p>
      <text:p text:style-name="P3"><text:span text:style-name="T2">c Keyman keying table</text:span></text:p>
      <text:p text:style-name="P3"><text:span text:style-name="T2"></text:span></text:p>
      <text:p text:style-name="P3"><text:span text:style-name="T2">NAME "Khehek"</text:span></text:p>
      <text:p text:style-name="P3"><text:span text:style-name="T2"></text:span></text:p>
      <text:p text:style-name="P3"><text:span text:style-name="T2">BITMAP "KHK.bmp"</text:span></text:p>
      <text:p text:style-name="P3"><text:span text:style-name="T2">VERSION 6.0</text:span></text:p>
      <text:p text:style-name="P3"><text:span text:style-name="T2"></text:span></text:p>
      <text:p text:style-name="P3"><text:span text:style-name="T2">store(&amp;mnemoniclayout) "1"</text:span></text:p>
      <text:p text:style-name="P3"><text:span text:style-name="T2"></text:span></text:p>
      <text:p text:style-name="P3"><text:span text:style-name="T2">begin UNICODE &gt; use(main)</text:span></text:p>
      <text:p text:style-name="P3"><text:span text:style-name="T2"></text:span></text:p>
      <text:p text:style-name="P3"><text:span text:style-name="T2">begin &gt; use(Main)</text:span></text:p>
      <text:p text:style-name="P3"><text:span text:style-name="T2"></text:span></text:p>
      <text:p text:style-name="P3"><text:span text:style-name="T2">group(Main) using keys</text:span></text:p>
      <text:p text:style-name="P3"><text:span text:style-name="T2"></text:span></text:p>
      <text:p text:style-name="P3"><text:span text:style-name="T2">c slash o using either order of keys</text:span></text:p>
      <text:p text:style-name="P3"><text:span text:style-name="T2"><text:s text:c="26"/></text:span></text:p>
      <text:p text:style-name="P3"><text:span text:style-name="T2">"/" + "o" &gt; U+00F8</text:span></text:p>
      <text:p text:style-name="P3"><text:span text:style-name="T2">"o" + "/" &gt; U+00F8</text:span></text:p>
      <text:p text:style-name="P3"><text:span text:style-name="T2">"/" + "O" &gt; U+00D8</text:span></text:p>
      <text:p text:style-name="P3"><text:span text:style-name="T2">"O" + "/" &gt; U+00D8</text:span></text:p>
      <text:p text:style-name="P3"><text:span text:style-name="T2">-----------------------</text:span></text:p>
      <text:p text:style-name="P4"><text:span text:style-name="T3">Note that I've set up the keyboard so that Khehek typists can type the two characters in either order - either the o (or O) followed by the forward slash, or the slash followed by the o (or O character).</text:span></text:p>
      <text:p text:style-name="P4"><text:span text:style-name="T3"/></text:p>
      <text:p text:style-name="P3"><text:span text:style-name="T2">2. Look in the ibus-kmfl/resources/icons folder where you will see a number of existing icons that are used with their corresponding keyboards. We need to make a </text:span><text:span text:style-name="T3">24x24 pixel </text:span><text:span text:style-name="T2">custom </text:span><text:span text:style-name="T4">bitmap </text:span><text:span text:style-name="T2">icon for the Khehek keyboard. What I did was use the GIMP program (Menu &gt; Graphics &gt; GIMP Image Editor). I opened the KRS.bmp image and modified it to have KHK instead of KRS in black letters over the yellow background, and saved it to an image file named KHK.bmp </text:span><text:span text:style-name="T3">with</text:span><text:span text:style-name="T2">in the icons folder.</text:span></text:p>
      <text:p text:style-name="P3"><text:span text:style-name="T2"/></text:p>
      <text:p text:style-name="P4"><text:span text:style-name="T3">3. I made a few simple modifications to </text:span><text:span text:style-name="T4">Andy's</text:span><text:span text:style-name="T3"> </text:span>2-keyboard-setup.sh<text:span text:style-name="T3"> script . Open the </text:span>2-keyboard-setup.sh<text:span text:style-name="T3"> script (double click it and choose the "Display" option) in the gedit editor and do the following:</text:span></text:p>
      <text:p text:style-name="P4"><text:span text:style-name="T3"><text:tab/>a. Add a comment line (lines beginning with # are comments) near the beginning something like:</text:span></text:p>
      <text:p text:style-name="P4"><text:span text:style-name="T3"># <text:s text:c="2"/>2013-07-13 whm: Added the Khehek KHK.kmn keyboard, removed Arabic setup</text:span></text:p>
      <text:p text:style-name="P4"><text:span text:style-name="T3"/></text:p>
      <text:p text:style-name="P4"><text:span text:style-name="T3"><text:tab/>b. Modify the echo statements so they include a KHK option like this:</text:span></text:p>
      <text:p text:style-name="P4"><text:span text:style-name="T3"/></text:p>
      <text:p text:style-name="P4"><text:span text:style-name="T3"><text:s text:c="4"/>echo 'Enter code for Keyman Table you want to add to system.'</text:span></text:p>
      <text:p text:style-name="P4"><text:span text:style-name="T3"><text:s text:c="4"/>echo ' <text:s text:c="3"/>For example, enter "KHK" (no quotes) to add KHK.kmn to system.'</text:span></text:p>
      <text:p text:style-name="P4"><text:span text:style-name="T3"><text:s text:c="4"/>echo</text:span></text:p>
      <text:p text:style-name="P4"><text:span text:style-name="T3"><text:s text:c="4"/>echo ' <text:s text:c="3"/>Keyman Table Choices:'</text:span></text:p>
      <text:p text:style-name="P4"><text:span text:style-name="T3"><text:s text:c="4"/>echo</text:span></text:p>
      <text:p text:style-name="P4"><text:span text:style-name="T3"><text:s text:c="4"/>echo ' <text:s text:c="7"/>KHK <text:s text:c="6"/>BDH <text:s text:c="6"/>BVI'</text:span></text:p>
      <text:p text:style-name="P4"><text:span text:style-name="T3"><text:s text:c="4"/>echo</text:span></text:p>
      <text:p text:style-name="P4"><text:span text:style-name="T3"><text:s text:c="4"/>echo ' <text:s text:c="7"/>DID <text:s text:c="6"/>DIN <text:s text:c="6"/>KRS'</text:span></text:p>
      <text:p text:style-name="P4"><text:soft-page-break/><text:span text:style-name="T3"><text:s text:c="4"/>echo</text:span></text:p>
      <text:p text:style-name="P4"><text:span text:style-name="T3"><text:s text:c="4"/>echo ' <text:s text:c="7"/>MIT <text:s text:c="6"/>MM <text:s text:c="7"/>MV'</text:span></text:p>
      <text:p text:style-name="P4"><text:span text:style-name="T3"><text:s text:c="4"/>echo</text:span></text:p>
      <text:p text:style-name="P4"><text:span text:style-name="T3"><text:s text:c="4"/>echo ' <text:s text:c="7"/>GE <text:s text:c="7"/>TEX <text:s text:c="8"/>'</text:span></text:p>
      <text:p text:style-name="P4"><text:span text:style-name="T3"><text:s text:c="4"/>echo</text:span></text:p>
      <text:p text:style-name="P4"><text:span text:style-name="T3"/></text:p>
      <text:p text:style-name="P5"><text:span text:style-name="T3"><text:tab/>c. Comment out the section of the script that deals with "Setup for Arabic" by putting # at the beginning of </text:span><text:span text:style-name="T4">these 15 or so</text:span><text:span text:style-name="T3"> lines</text:span><text:span text:style-name="T4">:</text:span></text:p>
      <text:p text:style-name="P5"><text:span text:style-name="T4"/></text:p>
      <text:p text:style-name="P5"><text:span text:style-name="T4">#echo</text:span></text:p>
      <text:p text:style-name="P5"><text:span text:style-name="T4">#echo "=== SETUP FOR ARABIC? ==="</text:span></text:p>
      <text:p text:style-name="P5"><text:span text:style-name="T4">#echo</text:span></text:p>
      <text:p text:style-name="P5"><text:span text:style-name="T4">#read -p "Should we install Arabic in ibus (y/n*)? <text:s/>" IBUS_ARABIC</text:span></text:p>
      <text:p text:style-name="P5"><text:span text:style-name="T4">#</text:span></text:p>
      <text:p text:style-name="P5"><text:span text:style-name="T4">#if [ "[${IBUS_ARABIC^^}]" = "[Y]" ];</text:span></text:p>
      <text:p text:style-name="P5"><text:span text:style-name="T4">#then</text:span></text:p>
      <text:p text:style-name="P5"><text:span text:style-name="T4"># <text:s text:c="3"/># ibus-m17n: needed for language options in ibus if use kmfl (Arabic)</text:span></text:p>
      <text:p text:style-name="P5"><text:span text:style-name="T4"># <text:s text:c="3"/># hunspell-ar: needed for Arabic spelling check (Libre Office)</text:span></text:p>
      <text:p text:style-name="P5"><text:span text:style-name="T4"># <text:s text:c="3"/>apt-get --yes install ibus-m17n hunspell-ar</text:span></text:p>
      <text:p text:style-name="P5"><text:span text:style-name="T4"># <text:s text:c="3"/># set folder</text:span></text:p>
      <text:p text:style-name="P5"><text:span text:style-name="T4"># <text:s text:c="3"/>IBUS_ARABIC=',m17n:ar:kbd'</text:span></text:p>
      <text:p text:style-name="P5"><text:span text:style-name="T4">#else</text:span></text:p>
      <text:p text:style-name="P5"><text:span text:style-name="T4"># <text:s text:c="3"/>IBUS_ARABIC=''</text:span></text:p>
      <text:p text:style-name="P5"><text:span text:style-name="T4">#fi</text:span></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7-13T13:50:05</meta:creation-date>
    <dc:date>2013-07-13T15:06:24</dc:date>
    <dc:creator>Bill Martin</dc:creator>
    <meta:editing-duration>PT25M55S</meta:editing-duration>
    <meta:editing-cycles>3</meta:editing-cycles>
    <meta:generator>LibreOffice/4.0.4.2$Linux_X86_64 LibreOffice_project/400m0$Build-2</meta:generator>
    <meta:document-statistic meta:table-count="0" meta:image-count="0" meta:object-count="0" meta:page-count="3" meta:paragraph-count="73" meta:word-count="903" meta:character-count="5485" meta:non-whitespace-character-count="4410"/>
  </office:meta>
</office:document-meta>
</file>